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64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9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6.05mm" fo:break-before="auto" style:use-optimal-row-height="tru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13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MunchkinNot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Продолжен 11.0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Начиная с этого числа все замечания должны отражаться в h-файле, прикреплённом к проекту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17.04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На Винде почему-то работал не стабильно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8.07</text:p>
          </table:table-cell>
          <table:table-cell office:value-type="string" calcext:value-type="string">
            <text:p>Продолжен</text:p>
          </table:table-cell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T_Notes" table:style-name="ta1">
        <table:table-column table:style-name="co4" table:default-cell-style-name="ce3"/>
        <table:table-column table:style-name="co3" table:number-columns-repeated="1023" table:default-cell-style-name="ce3"/>
        <table:table-row table:style-name="ro5">
          <table:table-cell office:value-type="string" calcext:value-type="string">
            <text:p>18.07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.00.0000</text:date>, <text:time style:data-style-name="N2" text:time-value="18:23:36.13259068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4:32:04.217147823</meta:creation-date>
    <meta:generator>LibreOffice/5.1.6.2$Linux_X86_64 LibreOffice_project/10m0$Build-2</meta:generator>
    <dc:date>2018-07-18T18:28:23.716338178</dc:date>
    <meta:editing-duration>P1DT7H30M54S</meta:editing-duration>
    <meta:editing-cycles>3</meta:editing-cycles>
    <meta:document-statistic meta:table-count="2" meta:cell-count="7" meta:object-count="0"/>
  </office:meta>
</office:document-meta>
</file>